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office:value-type="string">
            <text:p>h1 titre / page2</text:p>
          </table:table-cell>
          <table:table-cell office:value-type="string">
            <text:p>le point . Et page 2</text:p>
          </table:table-cell>
          <table:table-cell office:value-type="string">
            <text:p>h1 sans . Et 'contact'</text:p>
          </table:table-cell>
          <table:table-cell table:style-name="ce3" office:value-type="string">
            <text:p>oui</text:p>
          </table:table-cell>
          <table:table-cell office:value-type="string">
            <text:p>MDN html tit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couleur orange texte</text:p>
          </table:table-cell>
          <table:table-cell office:value-type="string">
            <text:p>texte mal lisible </text:p>
          </table:table-cell>
          <table:table-cell office:value-type="string">
            <text:p>changez couleur texte</text:p>
          </table:table-cell>
          <table:table-cell table:style-name="ce3" office:value-type="string">
            <text:p>ou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éseaux sociaux </text:p>
          </table:table-cell>
          <table:table-cell office:value-type="string">
            <text:p>trop bas</text:p>
          </table:table-cell>
          <table:table-cell office:value-type="string">
            <text:p>en haut de page</text:p>
          </table:table-cell>
          <table:table-cell table:style-name="ce3" office:value-type="string">
            <text:p>ou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alise title vide dans head</text:p>
          </table:table-cell>
          <table:table-cell table:number-columns-repeated="2"/>
          <table:table-cell table:style-name="ce3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ne image est lourdes</text:p>
          </table:table-cell>
          <table:table-cell office:value-type="string">
            <text:p>le site met plus de temps</text:p>
          </table:table-cell>
          <table:table-cell office:value-type="string">
            <text:p>compresser l'image</text:p>
          </table:table-cell>
          <table:table-cell table:style-name="ce3" office:value-type="string">
            <text:p>ou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uvais responsive</text:p>
          </table:table-cell>
          <table:table-cell office:value-type="string">
            <text:p>pas optimiser pour mobile</text:p>
          </table:table-cell>
          <table:table-cell office:value-type="string">
            <text:p>optimiser pour mobile</text:p>
          </table:table-cell>
          <table:table-cell table:style-name="ce3" office:value-type="string">
            <text:p>oui</text:p>
          </table:table-cell>
          <table:table-cell office:value-type="string">
            <text:p>MDN responsive desig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1">31/01/2021</text:date>, <text:time>15:4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31T15:44:16.17</dc:date>
    <dc:creator>Valentin Manguin</dc:creator>
    <meta:generator>OpenOffice/4.1.7$Win32 OpenOffice.org_project/417m1$Build-9800</meta:generator>
    <meta:editing-duration>PT24M56S</meta:editing-duration>
    <meta:editing-cycles>3</meta:editing-cycles>
    <meta:document-statistic meta:table-count="1" meta:cell-count="39" meta:object-count="0"/>
  </office:meta>
</office:document-meta>
</file>